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T1" style:family="text">
      <style:text-properties fo:color="#008000"/>
    </style:style>
    <style:style style:name="T2" style:family="text">
      <style:text-properties fo:color="#ff0000"/>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945813106103873293"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ordre du trillon 10^18)</text:p>
                            </text:list-item>
                            <text:list-item>
                              <text:p text:style-name="P1">ajout perso : unsigne<text:span text:style-name="T3">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
                        </text:list-item>
                        <text:list-item>
                          <text:p text:style-name="P1">caractères</text:p>
                          <text:list>
                            <text:list-item>
                              <text:p text:style-name="P1">char c = 'a';</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text:soft-page-break/>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text:soft-page-break/>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V</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text:soft-page-break/>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char caractere = texte.charAt(0);</text:p>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soft-page-break/>!=</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text:soft-page-break/>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var = (test) ? ((test) ? VT : VF) : V2F;</text:p>
                        </text:list-item>
                      </text:list>
                    </text:list-item>
                  </text:list>
                </text:list-item>
              </text:list>
            </text:list-item>
            <text:list-item>
              <text:p text:style-name="P1">les boucles</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0-26T21:04:07</dc:date>
    <dc:creator>yjfjyf jjku</dc:creator>
    <meta:editing-duration>PT8H39M36S</meta:editing-duration>
    <meta:editing-cycles>202</meta:editing-cycles>
    <meta:document-statistic meta:table-count="0" meta:image-count="0" meta:object-count="0" meta:page-count="8" meta:paragraph-count="355" meta:word-count="2352" meta:character-count="11764"/>
  </office:meta>
</office:document-meta>
</file>